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883c" officeooo:paragraph-rsid="000d883c"/>
    </style:style>
    <style:style style:name="P2" style:family="paragraph" style:parent-style-name="Standard">
      <style:text-properties officeooo:rsid="000f675b" officeooo:paragraph-rsid="0012e8e0"/>
    </style:style>
    <style:style style:name="P3" style:family="paragraph" style:parent-style-name="Standard">
      <style:text-properties officeooo:rsid="000d883c" officeooo:paragraph-rsid="000d883c"/>
    </style:style>
    <style:style style:name="P4" style:family="paragraph" style:parent-style-name="Standard">
      <style:text-properties fo:font-size="26pt" officeooo:rsid="000d883c" officeooo:paragraph-rsid="000d883c" style:font-size-asian="26pt" style:font-size-complex="26pt"/>
    </style:style>
    <style:style style:name="P5" style:family="paragraph" style:parent-style-name="Standard">
      <style:text-properties fo:font-size="16pt" officeooo:rsid="000d883c" officeooo:paragraph-rsid="000d883c" style:font-size-asian="16pt" style:font-size-complex="16pt"/>
    </style:style>
    <style:style style:name="P6" style:family="paragraph" style:parent-style-name="Standard">
      <style:text-properties officeooo:rsid="0011f1af" officeooo:paragraph-rsid="0011f1af"/>
    </style:style>
    <style:style style:name="P7" style:family="paragraph" style:parent-style-name="Standard">
      <style:text-properties officeooo:rsid="0012e8e0" officeooo:paragraph-rsid="0012e8e0"/>
    </style:style>
    <style:style style:name="P8" style:family="paragraph" style:parent-style-name="Standard">
      <style:text-properties officeooo:rsid="0013dcc4" officeooo:paragraph-rsid="0013dcc4"/>
    </style:style>
    <style:style style:name="T1" style:family="text">
      <style:text-properties officeooo:rsid="0013dc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ginx</text:p>
      <text:p text:style-name="P1"><text:s/>Apache보다 동작이 단순하고 동시 접속 처리에 특화된 웹 서버 프로그램</text:p>
      <text:p text:style-name="P1"/>
      <text:p text:style-name="P5">nginx의 역할</text:p>
      <text:p text:style-name="P1">1. 정적 파일을 처리하는 HTTP 서버로서의 역할</text:p>
      <text:p text:style-name="P1">2. 리버스 프록시로서의 역할</text:p>
      <text:p text:style-name="P1"><text:s/>클라이언트가 프록시 서버(Nginx)에 요청하면 프록시 서버가 위에 있는 실제 서버로 요청하여 응답을 받는 역할.</text:p>
      <text:p text:style-name="P1"><text:s/>프록시 서버는 요청을 배분하는 역할</text:p>
      <text:p text:style-name="P1"/>
      <text:p text:style-name="P5">Nginx 설치</text:p>
      <text:p text:style-name="P1">OS : Ubuntu</text:p>
      <text:p text:style-name="P1">$ sudo apt-get install nginx</text:p>
      <text:p text:style-name="P1">$ sudo find / -name nginx.conf</text:p>
      <text:p text:style-name="P1">nginx.conf : 접속자 수, 동작 프로세스 수 등 nginx가 동작해야 할 방식에 관한 설정들</text:p>
      <text:p text:style-name="P1"/>
      <text:p text:style-name="P5">nginx.conf 기본 설정</text:p>
      <text:p text:style-name="P1">user www-data;</text:p>
      <text:p text:style-name="P1">worker_processes auto;</text:p>
      <text:p text:style-name="P1">pid /run/nginx.pid;</text:p>
      <text:p text:style-name="P1">include /etc/nginx/modules-enabled/*.conf;</text:p>
      <text:p text:style-name="P1"/>
      <text:p text:style-name="P1">events {</text:p>
      <text:p text:style-name="P1"><text:s text:c="8"/>worker_connections 1024;</text:p>
      <text:p text:style-name="P1"><text:s text:c="8"/># multi_accept on;</text:p>
      <text:p text:style-name="P1">}</text:p>
      <text:p text:style-name="P1"/>
      <text:p text:style-name="P1">http {</text:p>
      <text:p text:style-name="P1"/>
      <text:p text:style-name="P1"><text:s text:c="8"/>##</text:p>
      <text:p text:style-name="P1"><text:s text:c="8"/># Basic Settings</text:p>
      <text:p text:style-name="P1"><text:s text:c="8"/>##</text:p>
      <text:p text:style-name="P1"/>
      <text:p text:style-name="P1"><text:s text:c="8"/>sendfile on;</text:p>
      <text:p text:style-name="P1"><text:s text:c="8"/>tcp_nopush on;</text:p>
      <text:p text:style-name="P1"><text:s text:c="8"/>tcp_nodelay on;</text:p>
      <text:p text:style-name="P1"><text:s text:c="8"/>keepalive_timeout 65;</text:p>
      <text:p text:style-name="P1"><text:s text:c="8"/>types_hash_max_size 2048;</text:p>
      <text:p text:style-name="P1"><text:s text:c="8"/># server_tokens off;</text:p>
      <text:p text:style-name="P1">}</text:p>
      <text:p text:style-name="P1"/>
      <text:p text:style-name="P6">user : nginx 프로세스가 실행되는 권한</text:p>
      <text:p text:style-name="P6">- nginx는 마스터와 워커 프로세스로 나뉜다.</text:p>
      <text:p text:style-name="P6">- 워커 프로세스가 웹 서버 역할을 수행한다.</text:p>
      <text:p text:style-name="P6">- user는 워커 프로세스의 권한이다.</text:p>
      <text:p text:style-name="P6">- 워커 프로세스를 악의적 사용자가 제어하면 해당 머신을 최고 사용자의 권한으로 원격제어하는 것이기 때문에 위험하다. 그러므로 보안이 필요하다.</text:p>
      <text:p text:style-name="P6"/>
      <text:p text:style-name="P6">work_processes : nginx 프로세스 실행 가능 수</text:p>
      <text:p text:style-name="P6"><text:soft-page-break/>- 하드웨어의 core 수랑 맞추는게 제일 무난하다. auto로 설정하면 자동으로 맞춰진다.</text:p>
      <text:p text:style-name="P6"/>
      <text:p text:style-name="P6">pid : nginx 마스터 프로세스 ID 정보를 나타낸다.</text:p>
      <text:p text:style-name="P6"/>
      <text:p text:style-name="P6">2. events 블락</text:p>
      <text:p text:style-name="P6"><text:s/>nginx의 특징인 비동기 이벤트 처리 방식에 대한 옵션</text:p>
      <text:p text:style-name="P6"/>
      <text:p text:style-name="P6">- worker_connections : 하나의 프로세스가 처리할 수 있는 커넥션 수</text:p>
      <text:p text:style-name="P6"/>
      <text:p text:style-name="P6">3. http 블락</text:p>
      <text:p text:style-name="P7">http 요청이 올 때 처리하는 방식에 대한 옵션</text:p>
      <text:p text:style-name="P7"/>
      <text:p text:style-name="P7">3.1 포트포워딩</text:p>
      <text:p text:style-name="P2">server {</text:p>
      <text:p text:style-name="P2"><text:s text:c="16"/>listen 80;</text:p>
      <text:p text:style-name="P2"><text:s text:c="16"/>server_name localhost</text:p>
      <text:p text:style-name="P2"><text:s text:c="28"/>127.0.0.1</text:p>
      <text:p text:style-name="P2"><text:s text:c="28"/>;</text:p>
      <text:p text:style-name="P2"><text:s text:c="16"/>location / {</text:p>
      <text:p text:style-name="P2"><text:s text:c="24"/>proxy_pass <text:s text:c="13"/>"http://127.0.0.1:8000";</text:p>
      <text:p text:style-name="P2"><text:s text:c="16"/>}</text:p>
      <text:p text:style-name="P2"/>
      <text:p text:style-name="P2"><text:s text:c="16"/>location /test {</text:p>
      <text:p text:style-name="P2"><text:s text:c="24"/>proxy_pass <text:s text:c="13"/>"http://127.0.0.1:8000/mcs/gground.html";</text:p>
      <text:p text:style-name="P2"><text:s text:c="16"/>}</text:p>
      <text:p text:style-name="P2">}</text:p>
      <text:p text:style-name="P7">listen : 프록시 서버의 포트 설정</text:p>
      <text:p text:style-name="P8">server_name : 프로시 서버의 도메인 설정</text:p>
      <text:p text:style-name="P8">location : 매핑 시킬 url 설정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09:36:37.861964774</meta:creation-date>
    <meta:editing-duration>PT1H32M8S</meta:editing-duration>
    <meta:editing-cycles>6</meta:editing-cycles>
    <meta:generator>LibreOffice/6.0.7.3$Linux_X86_64 LibreOffice_project/00m0$Build-3</meta:generator>
    <dc:date>2020-05-07T13:46:40.333146720</dc:date>
    <meta:document-statistic meta:table-count="0" meta:image-count="0" meta:object-count="0" meta:page-count="2" meta:paragraph-count="61" meta:word-count="532" meta:character-count="1605" meta:non-whitespace-character-count="1094"/>
  </office:meta>
</office:document-meta>
</file>